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38a7" officeooo:paragraph-rsid="000d38a7"/>
    </style:style>
    <style:style style:name="P2" style:family="paragraph" style:parent-style-name="Standard">
      <style:text-properties officeooo:rsid="000e50da" officeooo:paragraph-rsid="000e50da"/>
    </style:style>
    <style:style style:name="P3" style:family="paragraph" style:parent-style-name="Standard">
      <style:text-properties officeooo:rsid="000f2a9d" officeooo:paragraph-rsid="000f2a9d"/>
    </style:style>
    <style:style style:name="P4" style:family="paragraph" style:parent-style-name="Standard">
      <style:text-properties officeooo:rsid="000f2a9d" officeooo:paragraph-rsid="001066d7"/>
    </style:style>
    <style:style style:name="P5" style:family="paragraph" style:parent-style-name="Standard">
      <style:text-properties officeooo:rsid="000f2a9d" officeooo:paragraph-rsid="0010c34f"/>
    </style:style>
    <style:style style:name="P6" style:family="paragraph" style:parent-style-name="Standard">
      <style:text-properties officeooo:rsid="001066d7" officeooo:paragraph-rsid="001066d7"/>
    </style:style>
    <style:style style:name="P7" style:family="paragraph" style:parent-style-name="Standard">
      <style:text-properties officeooo:rsid="0010c34f" officeooo:paragraph-rsid="0010c34f"/>
    </style:style>
    <style:style style:name="P8" style:family="paragraph" style:parent-style-name="Standard">
      <style:text-properties officeooo:rsid="00126686" officeooo:paragraph-rsid="00126686"/>
    </style:style>
    <style:style style:name="P9" style:family="paragraph" style:parent-style-name="Text_20_body">
      <style:text-properties officeooo:rsid="00137eb2" officeooo:paragraph-rsid="00137eb2"/>
    </style:style>
    <style:style style:name="P10" style:family="paragraph" style:parent-style-name="Text_20_body">
      <style:text-properties officeooo:paragraph-rsid="00137eb2"/>
    </style:style>
    <style:style style:name="P11" style:family="paragraph" style:parent-style-name="Text_20_body">
      <style:text-properties officeooo:rsid="00156c8e" officeooo:paragraph-rsid="00156c8e"/>
    </style:style>
    <style:style style:name="P12" style:family="paragraph" style:parent-style-name="Heading_20_3">
      <style:text-properties officeooo:rsid="00137eb2" officeooo:paragraph-rsid="00137eb2"/>
    </style:style>
    <style:style style:name="P13" style:family="paragraph" style:parent-style-name="Heading_20_3">
      <style:paragraph-properties fo:break-before="page"/>
    </style:style>
    <style:style style:name="T1" style:family="text">
      <style:text-properties officeooo:rsid="000e50da"/>
    </style:style>
    <style:style style:name="T2" style:family="text">
      <style:text-properties officeooo:rsid="000f2a9d"/>
    </style:style>
    <style:style style:name="T3" style:family="text">
      <style:text-properties officeooo:rsid="001066d7"/>
    </style:style>
    <style:style style:name="T4" style:family="text">
      <style:text-properties officeooo:rsid="00137eb2"/>
    </style:style>
    <style:style style:name="T5" style:family="text">
      <style:text-properties officeooo:rsid="0017a8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Hello World</text:h>
      <text:p text:style-name="P9">Schnelle Compilier-Variante:</text:p>
      <text:p text:style-name="P9"><text:a xlink:type="simple" xlink:href="mailto:user@host" text:style-name="Internet_20_link" text:visited-style-name="Visited_20_Internet_20_Link">user@host</text:a>: g++ helloworld.cpp -o helloworld</text:p>
      <text:p text:style-name="P9">return 0</text:p>
      <text:p text:style-name="P9">entfernen macht bei Compilieren/Ausgabe keinen Fehler</text:p>
      <text:p text:style-name="P9">→ Rückgabewert von main soll angeben, wie das Programm endete, z.B. normales beenden mit return 0, unnormale mit nicht-0 Wert</text:p>
      <text:p text:style-name="P9">wird kein return Wert explizit angegeben, wird er default mäig auf 0 gesetzt</text:p>
      <text:p text:style-name="P9">void main ist durch C++-Standarts verboten und sollte nicht genutzt werden</text:p>
      <text:p text:style-name="P9">minimalstes Programm:</text:p>
      <text:p text:style-name="P10"><text:span text:style-name="T4">int main () {}</text:span></text:p>
      <text:h text:style-name="Heading_20_3" text:outline-level="3">Aufgabe 1.4</text:h>
      <text:p text:style-name="P1"/>
      <text:p text:style-name="P1">Typen: int, bool, char...</text:p>
      <text:p text:style-name="P1">Variablen: a,b,c..</text:p>
      <text:p text:style-name="P1">Werte: 9, false, 'a' ...</text:p>
      <text:p text:style-name="P1"/>
      <text:p text:style-name="P1">const = Wert der Variablen kann nicht durch direkte Zuweisungen verändert werden</text:p>
      <text:p text:style-name="P1"/>
      <text:p text:style-name="P1">z.B. int const two = 2;</text:p>
      <text:p text:style-name="P1"/>
      <text:p text:style-name="P1">two = d; ist unzulässig?</text:p>
      <text:p text:style-name="P1"/>
      <text:p text:style-name="P1">double e = a/two;</text:p>
      <text:p text:style-name="P1">two ist von Typ int → auto Typkonvertierung <text:span text:style-name="T1">zu größerem Datentyp (double umfasst auch gebrochene Zahlen)</text:span></text:p>
      <text:p text:style-name="P1"/>
      <text:h text:style-name="Heading_20_3" text:outline-level="3">Aufgabe 1.<text:span text:style-name="T1">5</text:span></text:h>
      <text:p text:style-name="P1"/>
      <text:p text:style-name="P2">Initialisierung</text:p>
      <text:p text:style-name="P2">Erste Wertzuweisung an Variable, <text:span text:style-name="T2">üblicherweise bereits zusammen mit Deklaration</text:span></text:p>
      <text:p text:style-name="P2"/>
      <text:p text:style-name="P2">z.B.</text:p>
      <text:p text:style-name="P2">int bsp = 1; *</text:p>
      <text:p text:style-name="P2">oder</text:p>
      <text:p text:style-name="P2">int bsp;</text:p>
      <text:p text:style-name="P2"><text:soft-page-break/>bsp = 1; *</text:p>
      <text:p text:style-name="P2"/>
      <text:p text:style-name="P3">oder bei Klassen <text:span text:style-name="T3">wird ein neu erzeugtes Objekt durch den Konstruktor initialisiert, dieser wird implizit aufgerufen:</text:span></text:p>
      <text:p text:style-name="P3"/>
      <text:p text:style-name="P6">ClassName objectName; //default Konstruktor</text:p>
      <text:p text:style-name="P6">ClassName object2Name {„value 1“, 100}; //spezieller Konstruktor</text:p>
      <text:p text:style-name="P2"/>
      <text:p text:style-name="P2">Zuweisung</text:p>
      <text:p text:style-name="P2">allgemein die Übergabe eines Wertes an eine Variable</text:p>
      <text:p text:style-name="P2">z.B.</text:p>
      <text:p text:style-name="P2">bool foo; </text:p>
      <text:p text:style-name="P2">bool bla = true; *</text:p>
      <text:p text:style-name="P2">foo = true; *</text:p>
      <text:p text:style-name="P2">foo = <text:span text:style-name="T2">bla</text:span>; *</text:p>
      <text:p text:style-name="P2"/>
      <text:h text:style-name="Heading_20_3" text:outline-level="3">Aufgabe 1.6</text:h>
      <text:p text:style-name="P3"/>
      <text:p text:style-name="P3">Deklaration</text:p>
      <text:p text:style-name="P3"/>
      <text:p text:style-name="P3">Variable:</text:p>
      <text:p text:style-name="P6">int i;</text:p>
      <text:p text:style-name="P6">bool x;</text:p>
      <text:p text:style-name="P4"/>
      <text:p text:style-name="P3">Funktion:</text:p>
      <text:p text:style-name="P6">int add();</text:p>
      <text:p text:style-name="P6">void draw();</text:p>
      <text:p text:style-name="P3"/>
      <text:p text:style-name="P3">Klasse:</text:p>
      <text:p text:style-name="P3">class A;</text:p>
      <text:p text:style-name="P3">class B;</text:p>
      <text:p text:style-name="P3"/>
      <text:p text:style-name="P3">Definition</text:p>
      <text:p text:style-name="P3"/>
      <text:p text:style-name="P3">Variable:</text:p>
      <text:p text:style-name="P6">int a = 2;</text:p>
      <text:p text:style-name="P6">bool b = true;</text:p>
      <text:p text:style-name="P3"/>
      <text:p text:style-name="P3">Funktion:</text:p>
      <text:p text:style-name="P6">int add(int a, int b) {//Verhalten}</text:p>
      <text:p text:style-name="P3"/>
      <text:p text:style-name="P3">Klasse:</text:p>
      <text:p text:style-name="P3">class A {//Verhalten}</text:p>
      <text:p text:style-name="P3"/>
      <text:h text:style-name="P13" text:outline-level="3">Aufgabe 1.7</text:h>
      <text:p text:style-name="P11">Signatur einer Funktion = <text:span text:style-name="T5">Parametertypen der Funktion, lassen Funktionen gleichen Namens zu, da Unterscheidung über übergebene Parameter, z.B. ein Setter, und andere Anweisungen können unterschieden werden (tlw auch Rückgabetyp)</text:span></text:p>
      <text:p text:style-name="P5"># include &lt; iostream &gt; </text:p>
      <text:p text:style-name="P5"/>
      <text:p text:style-name="P5">int var = 3; </text:p>
      <text:p text:style-name="P5"/>
      <text:p text:style-name="P5">double sum ( double a, double b) </text:p>
      <text:p text:style-name="P5">{</text:p>
      <text:p text:style-name="P5"><text:tab/>return a + b;</text:p>
      <text:p text:style-name="P7">}</text:p>
      <text:p text:style-name="P5"/>
      <text:p text:style-name="P5">int square (int var ) </text:p>
      <text:p text:style-name="P5">{ </text:p>
      <text:p text:style-name="P5"><text:tab/>return var * var; </text:p>
      <text:p text:style-name="P5">} </text:p>
      <text:p text:style-name="P5">int main ()</text:p>
      <text:p text:style-name="P7">{</text:p>
      <text:p text:style-name="P5"><text:tab/>for ( int i = 0; i != 100; ++i) </text:p>
      <text:p text:style-name="P5"><text:tab/>{</text:p>
      <text:p text:style-name="P5"><text:tab/><text:tab/>std :: cout &lt;&lt; "i^2 = " &lt;&lt; square (i) &lt;&lt; ’\n’; </text:p>
      <text:p text:style-name="P5"><text:tab/><text:tab/>std :: cout &lt;&lt; "i+i = " &lt;&lt; sum(i,i) &lt;&lt; ’\n’;</text:p>
      <text:p text:style-name="P5"><text:tab/>} </text:p>
      <text:p text:style-name="P5">return 0;</text:p>
      <text:p text:style-name="P5">}</text:p>
      <text:p text:style-name="P5"/>
      <text:p text:style-name="P7">Gültigkeitsbereiche:</text:p>
      <text:p text:style-name="P7">var<text:tab/>Global</text:p>
      <text:p text:style-name="P7">sum<text:tab/>global</text:p>
      <text:p text:style-name="P7">square global</text:p>
      <text:p text:style-name="P7">main global</text:p>
      <text:p text:style-name="P7"/>
      <text:p text:style-name="P7">a, b<text:tab/>sum-Funktion</text:p>
      <text:p text:style-name="P7">var<text:tab/>square-Funktion</text:p>
      <text:p text:style-name="P8">i<text:tab/>for Schleife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5:07:59.906161942</meta:creation-date>
    <meta:editing-duration>PT2M2S</meta:editing-duration>
    <meta:editing-cycles>3</meta:editing-cycles>
    <meta:generator>LibreOffice/5.1.6.2$Linux_X86_64 LibreOffice_project/10m0$Build-2</meta:generator>
    <dc:date>2017-04-17T17:00:44.885091814</dc:date>
    <meta:document-statistic meta:table-count="0" meta:image-count="0" meta:object-count="0" meta:page-count="3" meta:paragraph-count="85" meta:word-count="362" meta:character-count="2116" meta:non-whitespace-character-count="1819"/>
  </office:meta>
</office:document-meta>
</file>